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ita.calameo.com/read/003993975c0c728774fb7" text:style-name="Internet_20_link" text:visited-style-name="Visited_20_Internet_20_Link">https://ita.calameo.com/read/003993975c0c728774fb7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8T07:08:24.366000000</meta:creation-date>
    <dc:date>2021-02-18T07:09:13.769000000</dc:date>
    <meta:editing-duration>PT51S</meta:editing-duration>
    <meta:editing-cycles>1</meta:editing-cycles>
    <meta:document-statistic meta:table-count="0" meta:image-count="0" meta:object-count="0" meta:page-count="1" meta:paragraph-count="1" meta:word-count="1" meta:character-count="50" meta:non-whitespace-character-count="50"/>
    <meta:generator>LibreOffice/6.2.2.2$Windows_X86_64 LibreOffice_project/2b840030fec2aae0fd2658d8d4f9548af4e3518d</meta:generator>
  </office:meta>
</office:document-meta>
</file>